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2.xml" manifest:media-type="text/xml"/>
  <manifest:file-entry manifest:full-path="Basic/VBAProject/Sheet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66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1.3681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828in"/>
    </style:style>
    <style:style style:name="co7" style:family="table-column">
      <style:table-column-properties fo:break-before="auto" style:column-width="1.150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2346in"/>
    </style:style>
    <style:style style:name="co10" style:family="table-column">
      <style:table-column-properties fo:break-before="auto" style:column-width="1.0728in"/>
    </style:style>
    <style:style style:name="co11" style:family="table-column">
      <style:table-column-properties fo:break-before="auto" style:column-width="1.2063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0.8839in"/>
    </style:style>
    <style:style style:name="co14" style:family="table-column">
      <style:table-column-properties fo:break-before="auto" style:column-width="0.4138in"/>
    </style:style>
    <style:style style:name="co15" style:family="table-column">
      <style:table-column-properties fo:break-before="auto" style:column-width="0.504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846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78in" fo:break-before="auto" style:use-optimal-row-height="false"/>
    </style:style>
    <style:style style:name="ro3" style:family="table-row">
      <style:table-row-properties style:row-height="0.5138in" fo:break-before="auto" style:use-optimal-row-height="false"/>
    </style:style>
    <style:style style:name="ro4" style:family="table-row">
      <style:table-row-properties style:row-height="0.7528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866in" fo:break-before="auto" style:use-optimal-row-height="true"/>
    </style:style>
    <style:style style:name="ro8" style:family="table-row">
      <style:table-row-properties style:row-height="0.5689in" fo:break-before="auto" style:use-optimal-row-height="true"/>
    </style:style>
    <style:style style:name="ro9" style:family="table-row">
      <style:table-row-properties style:row-height="0.2008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PageStyle_5f_Define_20_Regions_20_and_20_Zones">
      <style:table-properties table:display="true" style:writing-mode="lr-tb"/>
    </style:style>
    <style:style style:name="ta2" style:family="table" style:master-page-name="PageStyle_5f_VMDB_20_Size_20_by_20_Region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fo:background-color="#92d05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ackground-color="#92d05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21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21">
      <style:table-cell-properties fo:background-color="#f2dcdb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fo:border="0.99pt solid #000000" style:rotation-align="none"/>
    </style:style>
    <style:style style:name="ce14" style:family="table-cell" style:parent-style-name="Default" style:data-style-name="N12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Pivot_20_Table_20_Field">
      <style:table-cell-properties fo:border-bottom="0.99pt solid #000000" fo:border-left="2.01pt solid #000000" fo:border-right="none" fo:border-top="2.01pt solid #000000"/>
    </style:style>
    <style:style style:name="ce17" style:family="table-cell" style:parent-style-name="Pivot_20_Table_20_Category" style:data-style-name="N10000">
      <style:table-cell-properties fo:border-bottom="none" fo:border-left="2.01pt solid #000000" fo:border-right="none" fo:border-top="0.99pt solid #000000"/>
    </style:style>
    <style:style style:name="ce18" style:family="table-cell" style:parent-style-name="Pivot_20_Table_20_Category" style:data-style-name="N10000">
      <style:table-cell-properties fo:border-bottom="none" fo:border-left="2.01pt solid #000000" fo:border-right="none" fo:border-top="none"/>
    </style:style>
    <style:style style:name="ce19" style:family="table-cell" style:parent-style-name="Pivot_20_Table_20_Category" style:data-style-name="N10000">
      <style:table-cell-properties fo:border-bottom="2.01pt solid #000000" fo:border-left="2.01pt solid #000000" fo:border-right="none" fo:border-top="none"/>
    </style:style>
    <style:style style:name="ce20" style:family="table-cell" style:parent-style-name="Pivot_20_Table_20_Field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Pivot_20_Table_20_Category" style:data-style-name="N10000"/>
    <style:style style:name="ce23" style:family="table-cell" style:parent-style-name="Pivot_20_Table_20_Category" style:data-style-name="N10000">
      <style:table-cell-properties fo:border-bottom="2.01pt solid #000000" fo:border-left="none" fo:border-right="none" fo:border-top="none"/>
    </style:style>
    <style:style style:name="ce24" style:family="table-cell" style:parent-style-name="Pivot_20_Table_20_Field">
      <style:table-cell-properties fo:border-bottom="0.99pt solid #000000" fo:border-left="none" fo:border-right="0.99pt solid #000000" fo:border-top="2.01pt solid #000000"/>
    </style:style>
    <style:style style:name="ce25" style:family="table-cell" style:parent-style-name="Pivot_20_Table_20_Category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Category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Pivot_20_Table_20_Category" style:data-style-name="N10000">
      <style:table-cell-properties fo:border-bottom="2.01pt solid #000000" fo:border-left="none" fo:border-right="0.99pt solid #000000" fo:border-top="none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0" style:family="table-cell" style:parent-style-name="Pivot_20_Table_20_Value" style:data-style-name="N121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Value" style:data-style-name="N121">
      <style:table-cell-properties fo:border-bottom="0.99pt solid #000000" fo:border-left="0.99pt solid #000000" fo:border-right="2.01pt solid #000000" fo:border-top="none"/>
    </style:style>
    <style:style style:name="ce32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gr1" style:family="graphic">
      <style:graphic-properties draw:textarea-vertical-align="middle" fo:background-color="#ece9d8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  <style:text-properties fo:color="#000000" style:text-line-through-style="none" fo:font-family="Calibri" fo:font-size="11pt" fo:font-style="normal" style:text-underline-style="none" fo:font-weight="normal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 table:structure-protected="true">
      <table:calculation-settings table:case-sensitive="false" table:use-regular-expressions="false">
        <table:iteration table:status="enable" table:maximum-difference="0.0001"/>
      </table:calculation-settings>
      <table:table table:name="Define Regions and Zones" table:style-name="ta1" table:protected="true">
        <table:table-protection table:select-protected-cells="true" table:select-unprotected-cells="true"/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1" form:control-implementation="ooo:com.sun.star.form.component.CommandButton" xml:id="control1" form:id="control1" form:label="Refresh Tables" office:target-frame="" xlink:href="" form:image-data="" form:delay-for-repeat="PT0.050000000S" form:image-position="top" form:image-alig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style-name="gr1" draw:text-style-name="P1" svg:width="1.4866in" svg:height="0.5055in" svg:x="0.0378in" svg:y="0.276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 table:visibility="collapse">
          <table:table-cell/>
          <table:table-cell office:value-type="string" calcext:value-type="string">
            <text:p>VMDB Simplified Sizing Factors</text:p>
          </table:table-cell>
          <table:table-cell table:number-columns-repeated="1022"/>
        </table:table-row>
        <table:table-row table:style-name="ro1" table:visibility="collapse">
          <table:table-cell table:number-columns-repeated="3"/>
          <table:table-cell office:value-type="string" calcext:value-type="string">
            <text:p>1 YEAR</text:p>
          </table:table-cell>
          <table:table-cell office:value-type="string" calcext:value-type="string">
            <text:p>2 YEARS</text:p>
          </table:table-cell>
          <table:table-cell table:number-columns-repeated="1019"/>
        </table:table-row>
        <table:table-row table:style-name="ro1" table:visibility="collapse">
          <table:table-cell/>
          <table:table-cell office:value-type="string" calcext:value-type="string">
            <text:p>vm Count</text:p>
          </table:table-cell>
          <table:table-cell/>
          <table:table-cell table:formula="of:=0.0344" office:value-type="float" office:value="0.0344" calcext:value-type="float">
            <text:p>0.034</text:p>
          </table:table-cell>
          <table:table-cell table:formula="of:=0.05"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 table:visibility="collapse">
          <table:table-cell/>
          <table:table-cell office:value-type="string" calcext:value-type="string">
            <text:p>Host count</text:p>
          </table:table-cell>
          <table:table-cell/>
          <table:table-cell office:value-type="float" office:value="0.0002" calcext:value-type="float">
            <text:p>0</text:p>
          </table:table-cell>
          <table:table-cell table:formula="of:=0.0002" office:value-type="float" office:value="0.0002" calcext:value-type="float">
            <text:p>0</text:p>
          </table:table-cell>
          <table:table-cell table:number-columns-repeated="1019"/>
        </table:table-row>
        <table:table-row table:style-name="ro1" table:visibility="collapse">
          <table:table-cell/>
          <table:table-cell office:value-type="string" calcext:value-type="string">
            <text:p>Storages Count</text:p>
          </table:table-cell>
          <table:table-cell/>
          <table:table-cell table:formula="of:=0.0009" office:value-type="float" office:value="0.0009" calcext:value-type="float">
            <text:p>0.001</text:p>
          </table:table-cell>
          <table:table-cell table:formula="of:=0.0012" office:value-type="float" office:value="0.0012" calcext:value-type="float">
            <text:p>0.001</text:p>
          </table:table-cell>
          <table:table-cell table:number-columns-repeated="1019"/>
        </table:table-row>
        <table:table-row table:style-name="ro1" table:visibility="collapse">
          <table:table-cell table:number-columns-repeated="8"/>
          <table:table-cell table:style-name="ce7" office:value-type="string" calcext:value-type="string" table:number-columns-spanned="2" table:number-rows-spanned="1">
            <text:p>EST VMDB SIZE in GB</text:p>
          </table:table-cell>
          <table:covered-table-cell table:style-name="ce8"/>
          <table:table-cell table:number-columns-repeated="1014"/>
        </table:table-row>
        <table:table-row table:style-name="ro1" table:visibility="collapse">
          <table:table-cell table:number-columns-repeated="8"/>
          <table:table-cell table:style-name="ce8" office:value-type="string" calcext:value-type="string">
            <text:p>1-Year</text:p>
          </table:table-cell>
          <table:table-cell table:style-name="ce8" office:value-type="string" calcext:value-type="string">
            <text:p>2-Year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 table:number-columns-spanned="8" table:number-rows-spanned="1">
            <text:p>Estimated GLOBAL VMDB SIZE</text:p>
          </table:table-cell>
          <table:covered-table-cell table:number-columns-repeated="7" table:style-name="ce4"/>
          <table:table-cell table:style-name="ce9" table:formula="of:=SUM([.I11:.I30])*0.8" office:value-type="float" office:value="93.94112" calcext:value-type="float">
            <text:p>93.9</text:p>
          </table:table-cell>
          <table:table-cell table:style-name="ce9" table:formula="of:=SUM([.J11:.J30])*0.8" office:value-type="float" office:value="136.49408" calcext:value-type="float">
            <text:p>136.5</text:p>
          </table:table-cell>
          <table:table-cell table:number-columns-repeated="1014"/>
        </table:table-row>
        <table:table-row table:style-name="ro3">
          <table:table-cell table:number-columns-repeated="8"/>
          <table:table-cell table:style-name="ce5" office:value-type="string" calcext:value-type="string" table:number-columns-spanned="2" table:number-rows-spanned="1">
            <text:p>EST VMDB SIZE </text:p>
            <text:p>by line entry in GB</text:p>
          </table:table-cell>
          <table:covered-table-cell table:style-name="ce11"/>
          <table:table-cell table:number-columns-repeated="1014"/>
        </table:table-row>
        <table:table-row table:style-name="ro4">
          <table:table-cell table:style-name="ce2" office:value-type="string" calcext:value-type="string">
            <text:p>Region Name</text:p>
          </table:table-cell>
          <table:table-cell table:style-name="ce5" office:value-type="string" calcext:value-type="string">
            <office:annotation draw:style-name="gr2" draw:text-style-name="P2" svg:width="1.1413in" svg:height="1.1484in" svg:x="2.3819in" svg:y="0.2008in" draw:caption-point-x="-0.2402in" draw:caption-point-y="0.5945in">
              <dc:creator>TCH</dc:creator>
              <dc:date>2013-07-26T00:00:00</dc:date>
              <text:p text:style-name="P2"><text:span text:style-name="T1">Region number can be repeated for different zones and/or where there are multiple VCs in the region/zon</text:span></text:p>
            </office:annotation>
            <text:p>region #</text:p>
          </table:table-cell>
          <table:table-cell table:style-name="ce2" office:value-type="string" calcext:value-type="string">
            <office:annotation draw:style-name="gr2" draw:text-style-name="P2" svg:width="1.1413in" svg:height="0.3846in" svg:x="3.75in" svg:y="0.2008in" draw:caption-point-x="-0.2402in" draw:caption-point-y="0.5945in">
              <dc:creator>TCH</dc:creator>
              <dc:date>2013-07-26T00:00:00</dc:date>
              <text:p text:style-name="P2"><text:span text:style-name="T1">Only used as documentation</text:span></text:p>
            </office:annotation>
            <text:p>zone Name</text:p>
          </table:table-cell>
          <table:table-cell table:style-name="ce5" office:value-type="string" calcext:value-type="string">
            <office:annotation draw:style-name="gr3" draw:text-style-name="P2" svg:width="1.4713in" svg:height="1.7571in" svg:x="4.7949in" svg:y="0.2008in" draw:caption-point-x="-0.2402in" draw:caption-point-y="0.5945in">
              <dc:creator>TCH</dc:creator>
              <dc:date>2013-07-26T00:00:00</dc:date>
              <text:p text:style-name="P2"><text:span text:style-name="T1">Identifier for individual providers (eg,VC's or RHEV'S) that VM, Host and Storage counts are associated with</text:span></text:p>
            </office:annotation>
            <text:p>ems provider ID (eg, VC, vSphere, RHEV)</text:p>
          </table:table-cell>
          <table:table-cell table:style-name="ce5" office:value-type="string" calcext:value-type="string">
            <office:annotation draw:style-name="gr2" draw:text-style-name="P2" svg:width="1.1413in" svg:height="0.5374in" svg:x="5.4539in" svg:y="0.2008in" draw:caption-point-x="-0.2402in" draw:caption-point-y="0.5945in">
              <dc:creator>TCH</dc:creator>
              <dc:date>2013-07-26T00:00:00</dc:date>
              <text:p text:style-name="P2"><text:span text:style-name="T1">Count of Vms associated with provider in zone</text:span></text:p>
            </office:annotation>
            <text:p>vm count</text:p>
          </table:table-cell>
          <table:table-cell table:style-name="ce5" office:value-type="string" calcext:value-type="string">
            <office:annotation draw:style-name="gr2" draw:text-style-name="P2" svg:width="1.1413in" svg:height="0.6902in" svg:x="6.113in" svg:y="0.2008in" draw:caption-point-x="-0.2402in" draw:caption-point-y="0.5945in">
              <dc:creator>TCH</dc:creator>
              <dc:date>2013-07-26T00:00:00</dc:date>
              <text:p text:style-name="P2"><text:span text:style-name="T1">Count of hosts (ESX, RHEV-h) associated with provider</text:span></text:p>
            </office:annotation>
            <text:p>host count</text:p>
          </table:table-cell>
          <table:table-cell table:style-name="ce5" office:value-type="string" calcext:value-type="string">
            <office:annotation draw:style-name="gr2" draw:text-style-name="P2" svg:width="1.1413in" svg:height="0.9957in" svg:x="6.8492in" svg:y="0.2008in" draw:caption-point-x="-0.2402in" draw:caption-point-y="0.5945in">
              <dc:creator>TCH</dc:creator>
              <dc:date>2013-07-26T00:00:00</dc:date>
              <text:p text:style-name="P2"><text:span text:style-name="T1">Count of individual external storage elements associated with provider or hosts</text:span></text:p>
            </office:annotation>
            <text:p>storage count</text:p>
          </table:table-cell>
          <table:table-cell table:style-name="ce5" office:value-type="string" calcext:value-type="string">
            <text:p>comments</text:p>
          </table:table-cell>
          <table:table-cell table:style-name="ce5" office:value-type="string" calcext:value-type="string">
            <text:p>1-year </text:p>
          </table:table-cell>
          <table:table-cell table:style-name="ce5" office:value-type="string" calcext:value-type="string">
            <text:p>2 year </text:p>
          </table:table-cell>
          <table:table-cell table:style-name="ce12" table:number-columns-repeated="1014"/>
        </table:table-row>
        <table:table-row table:style-name="ro5">
          <table:table-cell table:style-name="ce3" office:value-type="string" calcext:value-type="string">
            <text:p>CLT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Ost-zone-clt</text:p>
          </table:table-cell>
          <table:table-cell table:style-name="ce6" office:value-type="string" calcext:value-type="string">
            <text:p>c3purhstack1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/>
          <table:table-cell table:style-name="ce10" table:formula="of:=IF(AND(ISBLANK([.$E11]);ISBLANK([.$F11]);ISBLANK([.G11]));&quot;&quot;;IF(ISNUMBER([.$E11]);[.$E11]*[.$D$3];0) + IF(ISNUMBER([.$F11]);[.$F11]*[.$D$4];0) + IF(ISNUMBER([.$G11]);[.$G11]*[.$D$5];0))" office:value-type="float" office:value="13.7644" calcext:value-type="float">
            <text:p>13.8</text:p>
          </table:table-cell>
          <table:table-cell table:style-name="ce10" table:formula="of:=IF(AND(ISBLANK([.$E11]);ISBLANK([.$F11]);ISBLANK([.$G11]));&quot;&quot;;IF(ISNUMBER([.$E11]);[.$E11]*[.$E$3];0) + IF(ISNUMBER([.$F11]);[.$F11]*[.$E$4];0) + IF(ISNUMBER([.$G11]);[.$G11]*[.$E$5];0))" office:value-type="float" office:value="20.0056" calcext:value-type="float">
            <text:p>20.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CLT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Vmw-zone-clt</text:p>
          </table:table-cell>
          <table:table-cell table:style-name="ce6" office:value-type="string" calcext:value-type="string">
            <text:p>vSphere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10" table:formula="of:=IF(AND(ISBLANK([.$E12]);ISBLANK([.$F12]);ISBLANK([.G12]));&quot;&quot;;IF(ISNUMBER([.$E12]);[.$E12]*[.$D$3];0) + IF(ISNUMBER([.$F12]);[.$F12]*[.$D$4];0) + IF(ISNUMBER([.$G12]);[.$G12]*[.$D$5];0))" office:value-type="float" office:value="51.831" calcext:value-type="float">
            <text:p>51.8</text:p>
          </table:table-cell>
          <table:table-cell table:style-name="ce10" table:formula="of:=IF(AND(ISBLANK([.$E12]);ISBLANK([.$F12]);ISBLANK([.$G12]));&quot;&quot;;IF(ISNUMBER([.$E12]);[.$E12]*[.$E$3];0) + IF(ISNUMBER([.$F12]);[.$F12]*[.$E$4];0) + IF(ISNUMBER([.$G12]);[.$G12]*[.$E$5];0))" office:value-type="float" office:value="75.306" calcext:value-type="float">
            <text:p>75.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CUL</text:p>
          </table:table-cell>
          <table:table-cell table:style-name="ce6" office:value-type="float" office:value="15" calcext:value-type="float">
            <text:p>15</text:p>
          </table:table-cell>
          <table:table-cell table:style-name="ce3" office:value-type="string" calcext:value-type="string">
            <text:p>Vmw-zone-cul</text:p>
          </table:table-cell>
          <table:table-cell table:style-name="ce6" office:value-type="string" calcext:value-type="string">
            <text:p>vSphere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0" calcext:value-type="float">
            <text:p>250</text:p>
          </table:table-cell>
          <table:table-cell table:style-name="ce6"/>
          <table:table-cell table:style-name="ce10" table:formula="of:=IF(AND(ISBLANK([.$E13]);ISBLANK([.$F13]);ISBLANK([.G13]));&quot;&quot;;IF(ISNUMBER([.$E13]);[.$E13]*[.$D$3];0) + IF(ISNUMBER([.$F13]);[.$F13]*[.$D$4];0) + IF(ISNUMBER([.$G13]);[.$G13]*[.$D$5];0))" office:value-type="float" office:value="51.831" calcext:value-type="float">
            <text:p>51.8</text:p>
          </table:table-cell>
          <table:table-cell table:style-name="ce10" table:formula="of:=IF(AND(ISBLANK([.$E13]);ISBLANK([.$F13]);ISBLANK([.$G13]));&quot;&quot;;IF(ISNUMBER([.$E13]);[.$E13]*[.$E$3];0) + IF(ISNUMBER([.$F13]);[.$F13]*[.$E$4];0) + IF(ISNUMBER([.$G13]);[.$G13]*[.$E$5];0))" office:value-type="float" office:value="75.306" calcext:value-type="float">
            <text:p>75.3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4]);ISBLANK([.$F14]);ISBLANK([.G14]));&quot;&quot;;IF(ISNUMBER([.$E14]);[.$E14]*[.$D$3];0) + IF(ISNUMBER([.$F14]);[.$F14]*[.$D$4];0) + IF(ISNUMBER([.$G14]);[.$G14]*[.$D$5];0))">
            <text:p/>
          </table:table-cell>
          <table:table-cell table:style-name="ce10" table:formula="of:=IF(AND(ISBLANK([.$E14]);ISBLANK([.$F14]);ISBLANK([.$G14]));&quot;&quot;;IF(ISNUMBER([.$E14]);[.$E14]*[.$E$3];0) + IF(ISNUMBER([.$F14]);[.$F14]*[.$E$4];0) + IF(ISNUMBER([.$G14]);[.$G14]*[.$E$5];0))">
            <text:p/>
          </table:table-cell>
          <table:table-cell table:number-columns-repeated="1014"/>
        </table:table-row>
        <table:table-row table:style-name="ro5">
          <table:table-cell table:style-name="ce3"/>
          <table:table-cell table:style-name="ce6"/>
          <table:table-cell table:style-name="ce3" office:value-type="string" calcext:value-type="string">
            <text:p>CFME</text:p>
          </table:table-cell>
          <table:table-cell table:style-name="ce6" table:number-columns-repeated="5"/>
          <table:table-cell table:style-name="ce10" table:formula="of:=IF(AND(ISBLANK([.$E15]);ISBLANK([.$F15]);ISBLANK([.G15]));&quot;&quot;;IF(ISNUMBER([.$E15]);[.$E15]*[.$D$3];0) + IF(ISNUMBER([.$F15]);[.$F15]*[.$D$4];0) + IF(ISNUMBER([.$G15]);[.$G15]*[.$D$5];0))">
            <text:p/>
          </table:table-cell>
          <table:table-cell table:style-name="ce10" table:formula="of:=IF(AND(ISBLANK([.$E15]);ISBLANK([.$F15]);ISBLANK([.$G15]));&quot;&quot;;IF(ISNUMBER([.$E15]);[.$E15]*[.$E$3];0) + IF(ISNUMBER([.$F15]);[.$F15]*[.$E$4];0) + IF(ISNUMBER([.$G15]);[.$G15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6]);ISBLANK([.$F16]);ISBLANK([.G16]));&quot;&quot;;IF(ISNUMBER([.$E16]);[.$E16]*[.$D$3];0) + IF(ISNUMBER([.$F16]);[.$F16]*[.$D$4];0) + IF(ISNUMBER([.$G16]);[.$G16]*[.$D$5];0))">
            <text:p/>
          </table:table-cell>
          <table:table-cell table:style-name="ce10" table:formula="of:=IF(AND(ISBLANK([.$E16]);ISBLANK([.$F16]);ISBLANK([.$G16]));&quot;&quot;;IF(ISNUMBER([.$E16]);[.$E16]*[.$E$3];0) + IF(ISNUMBER([.$F16]);[.$F16]*[.$E$4];0) + IF(ISNUMBER([.$G16]);[.$G16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7]);ISBLANK([.$F17]);ISBLANK([.G17]));&quot;&quot;;IF(ISNUMBER([.$E17]);[.$E17]*[.$D$3];0) + IF(ISNUMBER([.$F17]);[.$F17]*[.$D$4];0) + IF(ISNUMBER([.$G17]);[.$G17]*[.$D$5];0))">
            <text:p/>
          </table:table-cell>
          <table:table-cell table:style-name="ce10" table:formula="of:=IF(AND(ISBLANK([.$E17]);ISBLANK([.$F17]);ISBLANK([.$G17]));&quot;&quot;;IF(ISNUMBER([.$E17]);[.$E17]*[.$E$3];0) + IF(ISNUMBER([.$F17]);[.$F17]*[.$E$4];0) + IF(ISNUMBER([.$G17]);[.$G17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8]);ISBLANK([.$F18]);ISBLANK([.G18]));&quot;&quot;;IF(ISNUMBER([.$E18]);[.$E18]*[.$D$3];0) + IF(ISNUMBER([.$F18]);[.$F18]*[.$D$4];0) + IF(ISNUMBER([.$G18]);[.$G18]*[.$D$5];0))">
            <text:p/>
          </table:table-cell>
          <table:table-cell table:style-name="ce10" table:formula="of:=IF(AND(ISBLANK([.$E18]);ISBLANK([.$F18]);ISBLANK([.$G18]));&quot;&quot;;IF(ISNUMBER([.$E18]);[.$E18]*[.$E$3];0) + IF(ISNUMBER([.$F18]);[.$F18]*[.$E$4];0) + IF(ISNUMBER([.$G18]);[.$G18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/>
          <table:table-cell table:style-name="ce6" table:number-columns-repeated="5"/>
          <table:table-cell table:style-name="ce10" table:formula="of:=IF(AND(ISBLANK([.$E19]);ISBLANK([.$F19]);ISBLANK([.G19]));&quot;&quot;;IF(ISNUMBER([.$E19]);[.$E19]*[.$D$3];0) + IF(ISNUMBER([.$F19]);[.$F19]*[.$D$4];0) + IF(ISNUMBER([.$G19]);[.$G19]*[.$D$5];0))">
            <text:p/>
          </table:table-cell>
          <table:table-cell table:style-name="ce10" table:formula="of:=IF(AND(ISBLANK([.$E19]);ISBLANK([.$F19]);ISBLANK([.$G19]));&quot;&quot;;IF(ISNUMBER([.$E19]);[.$E19]*[.$E$3];0) + IF(ISNUMBER([.$F19]);[.$F19]*[.$E$4];0) + IF(ISNUMBER([.$G19]);[.$G19]*[.$E$5];0))">
            <text:p/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0]);ISBLANK([.$F20]);ISBLANK([.G20]));&quot;&quot;;IF(ISNUMBER([.$E20]);[.$E20]*[.$D$3];0) + IF(ISNUMBER([.$F20]);[.$F20]*[.$D$4];0) + IF(ISNUMBER([.$G20]);[.$G20]*[.$D$5];0))">
            <text:p/>
          </table:table-cell>
          <table:table-cell table:style-name="ce10" table:formula="of:=IF(AND(ISBLANK([.$E20]);ISBLANK([.$F20]);ISBLANK([.$G20]));&quot;&quot;;IF(ISNUMBER([.$E20]);[.$E20]*[.$E$3];0) + IF(ISNUMBER([.$F20]);[.$F20]*[.$E$4];0) + IF(ISNUMBER([.$G20]);[.$G20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1]);ISBLANK([.$F21]);ISBLANK([.G21]));&quot;&quot;;IF(ISNUMBER([.$E21]);[.$E21]*[.$D$3];0) + IF(ISNUMBER([.$F21]);[.$F21]*[.$D$4];0) + IF(ISNUMBER([.$G21]);[.$G21]*[.$D$5];0))">
            <text:p/>
          </table:table-cell>
          <table:table-cell table:style-name="ce10" table:formula="of:=IF(AND(ISBLANK([.$E21]);ISBLANK([.$F21]);ISBLANK([.$G21]));&quot;&quot;;IF(ISNUMBER([.$E21]);[.$E21]*[.$E$3];0) + IF(ISNUMBER([.$F21]);[.$F21]*[.$E$4];0) + IF(ISNUMBER([.$G21]);[.$G21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2]);ISBLANK([.$F22]);ISBLANK([.G22]));&quot;&quot;;IF(ISNUMBER([.$E22]);[.$E22]*[.$D$3];0) + IF(ISNUMBER([.$F22]);[.$F22]*[.$D$4];0) + IF(ISNUMBER([.$G22]);[.$G22]*[.$D$5];0))">
            <text:p/>
          </table:table-cell>
          <table:table-cell table:style-name="ce10" table:formula="of:=IF(AND(ISBLANK([.$E22]);ISBLANK([.$F22]);ISBLANK([.$G22]));&quot;&quot;;IF(ISNUMBER([.$E22]);[.$E22]*[.$E$3];0) + IF(ISNUMBER([.$F22]);[.$F22]*[.$E$4];0) + IF(ISNUMBER([.$G22]);[.$G22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3]);ISBLANK([.$F23]);ISBLANK([.G23]));&quot;&quot;;IF(ISNUMBER([.$E23]);[.$E23]*[.$D$3];0) + IF(ISNUMBER([.$F23]);[.$F23]*[.$D$4];0) + IF(ISNUMBER([.$G23]);[.$G23]*[.$D$5];0))">
            <text:p/>
          </table:table-cell>
          <table:table-cell table:style-name="ce10" table:formula="of:=IF(AND(ISBLANK([.$E23]);ISBLANK([.$F23]);ISBLANK([.$G23]));&quot;&quot;;IF(ISNUMBER([.$E23]);[.$E23]*[.$E$3];0) + IF(ISNUMBER([.$F23]);[.$F23]*[.$E$4];0) + IF(ISNUMBER([.$G23]);[.$G23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4]);ISBLANK([.$F24]);ISBLANK([.G24]));&quot;&quot;;IF(ISNUMBER([.$E24]);[.$E24]*[.$D$3];0) + IF(ISNUMBER([.$F24]);[.$F24]*[.$D$4];0) + IF(ISNUMBER([.$G24]);[.$G24]*[.$D$5];0))">
            <text:p/>
          </table:table-cell>
          <table:table-cell table:style-name="ce10" table:formula="of:=IF(AND(ISBLANK([.$E24]);ISBLANK([.$F24]);ISBLANK([.$G24]));&quot;&quot;;IF(ISNUMBER([.$E24]);[.$E24]*[.$E$3];0) + IF(ISNUMBER([.$F24]);[.$F24]*[.$E$4];0) + IF(ISNUMBER([.$G24]);[.$G24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5]);ISBLANK([.$F25]);ISBLANK([.G25]));&quot;&quot;;IF(ISNUMBER([.$E25]);[.$E25]*[.$D$3];0) + IF(ISNUMBER([.$F25]);[.$F25]*[.$D$4];0) + IF(ISNUMBER([.$G25]);[.$G25]*[.$D$5];0))">
            <text:p/>
          </table:table-cell>
          <table:table-cell table:style-name="ce10" table:formula="of:=IF(AND(ISBLANK([.$E25]);ISBLANK([.$F25]);ISBLANK([.$G25]));&quot;&quot;;IF(ISNUMBER([.$E25]);[.$E25]*[.$E$3];0) + IF(ISNUMBER([.$F25]);[.$F25]*[.$E$4];0) + IF(ISNUMBER([.$G25]);[.$G25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6]);ISBLANK([.$F26]);ISBLANK([.G26]));&quot;&quot;;IF(ISNUMBER([.$E26]);[.$E26]*[.$D$3];0) + IF(ISNUMBER([.$F26]);[.$F26]*[.$D$4];0) + IF(ISNUMBER([.$G26]);[.$G26]*[.$D$5];0))">
            <text:p/>
          </table:table-cell>
          <table:table-cell table:style-name="ce10" table:formula="of:=IF(AND(ISBLANK([.$E26]);ISBLANK([.$F26]);ISBLANK([.$G26]));&quot;&quot;;IF(ISNUMBER([.$E26]);[.$E26]*[.$E$3];0) + IF(ISNUMBER([.$F26]);[.$F26]*[.$E$4];0) + IF(ISNUMBER([.$G26]);[.$G26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7]);ISBLANK([.$F27]);ISBLANK([.G27]));&quot;&quot;;IF(ISNUMBER([.$E27]);[.$E27]*[.$D$3];0) + IF(ISNUMBER([.$F27]);[.$F27]*[.$D$4];0) + IF(ISNUMBER([.$G27]);[.$G27]*[.$D$5];0))">
            <text:p/>
          </table:table-cell>
          <table:table-cell table:style-name="ce10" table:formula="of:=IF(AND(ISBLANK([.$E27]);ISBLANK([.$F27]);ISBLANK([.$G27]));&quot;&quot;;IF(ISNUMBER([.$E27]);[.$E27]*[.$E$3];0) + IF(ISNUMBER([.$F27]);[.$F27]*[.$E$4];0) + IF(ISNUMBER([.$G27]);[.$G27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8]);ISBLANK([.$F28]);ISBLANK([.G28]));&quot;&quot;;IF(ISNUMBER([.$E28]);[.$E28]*[.$D$3];0) + IF(ISNUMBER([.$F28]);[.$F28]*[.$D$4];0) + IF(ISNUMBER([.$G28]);[.$G28]*[.$D$5];0))">
            <text:p/>
          </table:table-cell>
          <table:table-cell table:style-name="ce10" table:formula="of:=IF(AND(ISBLANK([.$E28]);ISBLANK([.$F28]);ISBLANK([.$G28]));&quot;&quot;;IF(ISNUMBER([.$E28]);[.$E28]*[.$E$3];0) + IF(ISNUMBER([.$F28]);[.$F28]*[.$E$4];0) + IF(ISNUMBER([.$G28]);[.$G28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29]);ISBLANK([.$F29]);ISBLANK([.G29]));&quot;&quot;;IF(ISNUMBER([.$E29]);[.$E29]*[.$D$3];0) + IF(ISNUMBER([.$F29]);[.$F29]*[.$D$4];0) + IF(ISNUMBER([.$G29]);[.$G29]*[.$D$5];0))">
            <text:p/>
          </table:table-cell>
          <table:table-cell table:style-name="ce10" table:formula="of:=IF(AND(ISBLANK([.$E29]);ISBLANK([.$F29]);ISBLANK([.$G29]));&quot;&quot;;IF(ISNUMBER([.$E29]);[.$E29]*[.$E$3];0) + IF(ISNUMBER([.$F29]);[.$F29]*[.$E$4];0) + IF(ISNUMBER([.$G29]);[.$G29]*[.$E$5];0))">
            <text:p/>
          </table:table-cell>
          <table:table-cell table:number-columns-repeated="1014"/>
        </table:table-row>
        <table:table-row table:style-name="ro7">
          <table:table-cell table:style-name="ce3"/>
          <table:table-cell table:style-name="ce6"/>
          <table:table-cell table:style-name="ce3" table:number-columns-repeated="2"/>
          <table:table-cell table:style-name="ce6" table:number-columns-repeated="4"/>
          <table:table-cell table:style-name="ce10" table:formula="of:=IF(AND(ISBLANK([.$E30]);ISBLANK([.$F30]);ISBLANK([.G30]));&quot;&quot;;IF(ISNUMBER([.$E30]);[.$E30]*[.$D$3];0) + IF(ISNUMBER([.$F30]);[.$F30]*[.$D$4];0) + IF(ISNUMBER([.$G30]);[.$G30]*[.$D$5];0))">
            <text:p/>
          </table:table-cell>
          <table:table-cell table:style-name="ce10" table:formula="of:=IF(AND(ISBLANK([.$E30]);ISBLANK([.$F30]);ISBLANK([.$G30]));&quot;&quot;;IF(ISNUMBER([.$E30]);[.$E30]*[.$E$3];0) + IF(ISNUMBER([.$F30]);[.$F30]*[.$E$4];0) + IF(ISNUMBER([.$G30]);[.$G30]*[.$E$5];0))">
            <text:p/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Define Regions and Zones'.$A$1" table:cell-range-address="$'Define Regions and Zones'.$A$10:.$J$30"/>
        </table:named-expressions>
      </table:table>
      <table:table table:name="VMDB Size by Region" table:style-name="ta2" table:protected="true">
        <table:table-protection table:select-protected-cells="true" table:select-unprotected-cells="true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6" table:default-cell-style-name="Default"/>
        <table:table-column table:style-name="co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2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3" table:number-columns-repeated="2"/>
          <table:table-cell table:style-name="ce11" office:value-type="string" calcext:value-type="string">
            <text:p>Values IN GB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3" office:value-type="string" calcext:value-type="string">
            <text:p>region #</text:p>
          </table:table-cell>
          <table:table-cell table:style-name="ce13" office:value-type="string" calcext:value-type="string">
            <text:p>Region Name</text:p>
          </table:table-cell>
          <table:table-cell table:style-name="ce11" office:value-type="string" calcext:value-type="string">
            <text:p>1-Year EST VMDB</text:p>
          </table:table-cell>
          <table:table-cell table:style-name="ce11" office:value-type="string" calcext:value-type="string">
            <text:p>2 Year EST VMDB</text:p>
          </table:table-cell>
          <table:table-cell table:number-columns-repeated="102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dce Delaware</text:p>
          </table:table-cell>
          <table:table-cell table:style-name="ce14" office:value-type="float" office:value="13.238" calcext:value-type="float">
            <text:p>13.2</text:p>
          </table:table-cell>
          <table:table-cell table:style-name="ce14" office:value-type="float" office:value="19.2278" calcext:value-type="float">
            <text:p>19.2</text:p>
          </table:table-cell>
          <table:table-cell table:number-columns-repeated="102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DCW Arizona</text:p>
          </table:table-cell>
          <table:table-cell table:style-name="ce14" office:value-type="float" office:value="6.3205" calcext:value-type="float">
            <text:p>6.3</text:p>
          </table:table-cell>
          <table:table-cell table:style-name="ce14" office:value-type="float" office:value="9.1786" calcext:value-type="float">
            <text:p>9.2</text:p>
          </table:table-cell>
          <table:table-cell table:number-columns-repeated="102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ANLA</text:p>
          </table:table-cell>
          <table:table-cell table:style-name="ce14" office:value-type="float" office:value="13.238" calcext:value-type="float">
            <text:p>13.2</text:p>
          </table:table-cell>
          <table:table-cell table:style-name="ce14" office:value-type="float" office:value="19.2278" calcext:value-type="float">
            <text:p>19.2</text:p>
          </table:table-cell>
          <table:table-cell table:number-columns-repeated="102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EMEA</text:p>
          </table:table-cell>
          <table:table-cell table:style-name="ce14" office:value-type="float" office:value="13.238" calcext:value-type="float">
            <text:p>13.2</text:p>
          </table:table-cell>
          <table:table-cell table:style-name="ce14" office:value-type="float" office:value="19.2278" calcext:value-type="float">
            <text:p>19.2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APAC</text:p>
          </table:table-cell>
          <table:table-cell table:style-name="ce14" office:value-type="float" office:value="13.238" calcext:value-type="float">
            <text:p>13.2</text:p>
          </table:table-cell>
          <table:table-cell table:style-name="ce14" office:value-type="float" office:value="19.2278" calcext:value-type="float">
            <text:p>19.2</text:p>
          </table:table-cell>
          <table:table-cell table:number-columns-repeated="1020"/>
        </table:table-row>
        <table:table-row table:style-name="ro1">
          <table:table-cell table:number-columns-repeated="2" table:style-name="ce13" office:value-type="string" calcext:value-type="string">
            <text:p>(blank)</text:p>
          </table:table-cell>
          <table:table-cell table:number-columns-repeated="2" table:style-name="ce14" office:value-type="float" office:value="0" calcext:value-type="float">
            <text:p>0.0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VMDB Size by Region_1" table:style-name="ta3">
        <office:forms form:automatic-focus="false" form:apply-design-mode="false"/>
        <table:table-column table:style-name="co16" table:default-cell-style-name="ce15"/>
        <table:table-column table:style-name="co17" table:default-cell-style-name="Default"/>
        <table:table-column table:style-name="co16" table:default-cell-style-name="Default"/>
        <table:table-column table:style-name="co16" table:default-cell-style-name="ce15"/>
        <table:table-column table:style-name="co16" table:default-cell-style-name="Default"/>
        <table:table-row table:style-name="ro7">
          <table:table-cell table:number-columns-repeated="5"/>
        </table:table-row>
        <table:table-row table:style-name="ro8">
          <table:table-cell table:number-columns-repeated="3"/>
          <table:table-cell table:style-name="ce28" office:value-type="string" calcext:value-type="string">
            <text:p>Estimated VMDB Sizes in GB</text:p>
          </table:table-cell>
          <table:table-cell/>
        </table:table-row>
        <table:table-row table:style-name="ro7">
          <table:table-cell table:number-columns-repeated="3"/>
          <table:table-cell table:style-name="ce28"/>
          <table:table-cell/>
        </table:table-row>
        <table:table-row table:style-name="ro7">
          <table:table-cell table:style-name="ce16" office:value-type="string" calcext:value-type="string">
            <text:p>region #</text:p>
          </table:table-cell>
          <table:table-cell table:style-name="ce20" office:value-type="string" calcext:value-type="string">
            <text:p>Region Name</text:p>
          </table:table-cell>
          <table:table-cell table:style-name="ce24" office:value-type="string" calcext:value-type="string">
            <text:p>Data</text:p>
          </table:table-cell>
          <table:table-cell table:style-name="ce29"/>
          <table:table-cell/>
        </table:table-row>
        <table:table-row table:style-name="ro7"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CLT</text:p>
          </table:table-cell>
          <table:table-cell table:style-name="ce25" office:value-type="string" calcext:value-type="string">
            <text:p>Sum - 1-year </text:p>
          </table:table-cell>
          <table:table-cell table:style-name="ce30" office:value-type="float" office:value="65.5954" calcext:value-type="float">
            <text:p>65.6</text:p>
          </table:table-cell>
          <table:table-cell/>
        </table:table-row>
        <table:table-row table:style-name="ro7">
          <table:table-cell table:style-name="ce18"/>
          <table:table-cell table:style-name="ce22"/>
          <table:table-cell table:style-name="ce26" office:value-type="string" calcext:value-type="string">
            <text:p>Sum - 2 year </text:p>
          </table:table-cell>
          <table:table-cell table:style-name="ce31" office:value-type="float" office:value="95.3116" calcext:value-type="float">
            <text:p>95.3</text:p>
          </table:table-cell>
          <table:table-cell/>
        </table:table-row>
        <table:table-row table:style-name="ro7">
          <table:table-cell table:style-name="ce18" office:value-type="float" office:value="15" calcext:value-type="float">
            <text:p>15</text:p>
          </table:table-cell>
          <table:table-cell table:style-name="ce22" office:value-type="string" calcext:value-type="string">
            <text:p>CUL</text:p>
          </table:table-cell>
          <table:table-cell table:style-name="ce26" office:value-type="string" calcext:value-type="string">
            <text:p>Sum - 1-year </text:p>
          </table:table-cell>
          <table:table-cell table:style-name="ce30" office:value-type="float" office:value="51.831" calcext:value-type="float">
            <text:p>51.8</text:p>
          </table:table-cell>
          <table:table-cell/>
        </table:table-row>
        <table:table-row table:style-name="ro7">
          <table:table-cell table:style-name="ce18"/>
          <table:table-cell table:style-name="ce22"/>
          <table:table-cell table:style-name="ce26" office:value-type="string" calcext:value-type="string">
            <text:p>Sum - 2 year </text:p>
          </table:table-cell>
          <table:table-cell table:style-name="ce31" office:value-type="float" office:value="75.306" calcext:value-type="float">
            <text:p>75.3</text:p>
          </table:table-cell>
          <table:table-cell/>
        </table:table-row>
        <table:table-row table:style-name="ro7">
          <table:table-cell table:style-name="ce18" office:value-type="string" calcext:value-type="string">
            <text:p>(empty)</text:p>
          </table:table-cell>
          <table:table-cell table:style-name="ce22" office:value-type="string" calcext:value-type="string">
            <text:p>(empty)</text:p>
          </table:table-cell>
          <table:table-cell table:style-name="ce26" office:value-type="string" calcext:value-type="string">
            <text:p>Sum - 1-year </text:p>
          </table:table-cell>
          <table:table-cell table:style-name="ce32"/>
          <table:table-cell/>
        </table:table-row>
        <table:table-row table:style-name="ro7">
          <table:table-cell table:style-name="ce19"/>
          <table:table-cell table:style-name="ce23"/>
          <table:table-cell table:style-name="ce27" office:value-type="string" calcext:value-type="string">
            <text:p>Sum - 2 year </text:p>
          </table:table-cell>
          <table:table-cell table:style-name="ce33"/>
          <table:table-cell/>
        </table:table-row>
        <table:table-row table:style-name="ro7" table:number-rows-repeated="6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7" table:number-rows-repeated="4">
          <table:table-cell table:number-columns-repeated="5"/>
        </table:table-row>
        <table:table-row table:style-name="ro9">
          <table:table-cell table:number-columns-repeated="4"/>
          <table:table-cell office:value-type="string" calcext:value-type="string">
            <text:p>zz</text:p>
          </table:table-cell>
        </table:table-row>
        <table:table-row table:style-name="ro7" table:number-rows-repeated="1048554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Sheet3" table:style-name="ta3">
        <table:table-column table:style-name="co16" table:default-cell-style-name="Default"/>
        <table:table-row table:style-name="ro10">
          <table:table-cell/>
        </table:table-row>
      </table:table>
      <table:named-expressions>
        <table:named-range table:name="Region_Overview_table" table:base-cell-address="$'Define Regions and Zones'.$A$1" table:cell-range-address="$'Define Regions and Zones'.$A$10:.$J$30"/>
        <table:named-expression table:name="__shared_1_0_0" table:base-cell-address="$'Define Regions and Zones'.$C$1" table:expression="IF(AND(ISBLANK([.$E1]);ISBLANK([.$F1]);ISBLANK([.A1]));&quot;&quot;;IF(ISNUMBER([.$E1]);[.$E1]*[.$D$3];0) + IF(ISNUMBER([.$F1]);[.$F1]*[.$D$4];0) + IF(ISNUMBER([.$G1]);[.$G1]*[.$D$5];0))"/>
        <table:named-expression table:name="__shared_1_1_0" table:base-cell-address="$'Define Regions and Zones'.$A$1" table:expression="IF(AND(ISBLANK([.$E1]);ISBLANK([.$F1]);ISBLANK([.$G1]));&quot;&quot;;IF(ISNUMBER([.$E1]);[.$E1]*[.$E$3];0) + IF(ISNUMBER([.$F1]);[.$F1]*[.$E$4];0) + IF(ISNUMBER([.$G1]);[.$G1]*[.$E$5];0))"/>
      </table:named-expressions>
      <table:database-ranges>
        <table:database-range table:name="__Anonymous_Sheet_DB__0" table:target-range-address="'Define Regions and Zones'.A10:'Define Regions and Zones'.J30" table:display-filter-buttons="true" table:orientation="column"/>
      </table:database-ranges>
      <table:data-pilot-tables>
        <table:data-pilot-table table:name="DataPilot1" table:application-data="" table:target-range-address="'Pivot Table_VMDB Size by Region_1'.A4:'Pivot Table_VMDB Size by Region_1'.D10" table:buttons="'Pivot Table_VMDB Size by Region_1'.A4 'Pivot Table_VMDB Size by Region_1'.B4 'Pivot Table_VMDB Size by Region_1'.C4" table:grand-total="none" table:ignore-empty-rows="true" table:show-filter-button="false" table:drill-down-on-double-click="false">
          <table:source-cell-range table:name="Region_Overview_table" table:cell-range-address="'Define Regions and Zones'.A10:'Define Regions and Zones'.J30"/>
          <table:data-pilot-field table:source-field-name="region #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gion Nam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CLT" table:display="true" table:show-details="true"/>
                <table:data-pilot-member table:name="CU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1-year " table:orientation="data" table:used-hierarchy="0" table:function="sum">
            <table:data-pilot-level table:show-empty="false">
              <table:data-pilot-members>
                <table:data-pilot-member table:name="" table:display="true" table:show-details="true"/>
                <table:data-pilot-member table:name="13.8" table:display="true" table:show-details="true"/>
                <table:data-pilot-member table:name="51.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 year " table:orientation="data" table:used-hierarchy="0" table:function="sum">
            <table:data-pilot-level table:show-empty="false">
              <table:data-pilot-members>
                <table:data-pilot-member table:name="" table:display="true" table:show-details="true"/>
                <table:data-pilot-member table:name="20.0" table:display="true" table:show-details="true"/>
                <table:data-pilot-member table:name="75.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3"/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000-00-00T00:00:04.1787413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fine_20_Regions_20_and_20_Zones" style:display-name="PageStyle_Define Regions and Z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DB_20_Size_20_by_20_Region" style:display-name="PageStyle_VMDB Size by Reg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ennessy</meta:initial-creator>
    <meta:creation-date>2012-01-10T16:57:17</meta:creation-date>
    <dc:date>2014-06-18T12:57:13.043901647</dc:date>
    <meta:generator>LibreOffice/4.1.3.2$Linux_X86_64 LibreOffice_project/410$Build-2</meta:generator>
    <meta:editing-duration>PT1H55M30S</meta:editing-duration>
    <meta:editing-cycles>9</meta:editing-cycles>
    <meta:document-statistic meta:table-count="4" meta:cell-count="14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Option Explicit

Private Sub CommandButton1_Click()
Dim pt As PivotTable

'Application.Calculate



   thisComponent.enableAutomaticCalculation(true)
   thisComponent.calculateAll
With Sheet2
.Unprotect Password:="Secret"
For Each pt In .PivotTables
pt.RefreshTable
Next pt
.Protect Password:="Secret"
End With



End Sub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Option Explicit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Option Explicit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